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59.99mm" svg:height="89.99mm" svg:x="113.89mm" svg:y="1mm">
            <draw:object draw:notify-on-update-of-ranges="Hárok1.D1:Hárok1.D11 Hárok1.E1:Hárok1.E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96.523" calcext:value-type="float">
            <text:p>96,523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,1</text:p>
          </table:table-cell>
          <table:table-cell office:value-type="float" office:value="85.37" calcext:value-type="float">
            <text:p>85,37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76.069" calcext:value-type="float">
            <text:p>76,069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,3</text:p>
          </table:table-cell>
          <table:table-cell office:value-type="float" office:value="66.84" calcext:value-type="float">
            <text:p>66,84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,4</text:p>
          </table:table-cell>
          <table:table-cell office:value-type="float" office:value="58.265" calcext:value-type="float">
            <text:p>58,265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49.431" calcext:value-type="float">
            <text:p>49,431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,6</text:p>
          </table:table-cell>
          <table:table-cell office:value-type="float" office:value="40.606" calcext:value-type="float">
            <text:p>40,606</text:p>
          </table:table-cell>
        </table:table-row>
        <table:table-row table:style-name="ro1">
          <table:table-cell table:number-columns-repeated="3"/>
          <table:table-cell office:value-type="float" office:value="0.7" calcext:value-type="float">
            <text:p>0,7</text:p>
          </table:table-cell>
          <table:table-cell office:value-type="float" office:value="30.422" calcext:value-type="float">
            <text:p>30,422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,8</text:p>
          </table:table-cell>
          <table:table-cell office:value-type="float" office:value="20.802" calcext:value-type="float">
            <text:p>20,802</text:p>
          </table:table-cell>
        </table:table-row>
        <table:table-row table:style-name="ro1">
          <table:table-cell table:number-columns-repeated="3"/>
          <table:table-cell office:value-type="float" office:value="0.9" calcext:value-type="float">
            <text:p>0,9</text:p>
          </table:table-cell>
          <table:table-cell office:value-type="float" office:value="13.476" calcext:value-type="float">
            <text:p>13,47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.9446" calcext:value-type="float">
            <text:p>8,9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.00.0000</text:date>, <text:time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9:46:14.442166492</meta:creation-date>
    <dc:date>2015-12-05T21:25:26.567107606</dc:date>
    <meta:editing-duration>PT8M41S</meta:editing-duration>
    <meta:editing-cycles>1</meta:editing-cycles>
    <meta:document-statistic meta:table-count="1" meta:cell-count="22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33cm" svg:y="4.161cm" style:legend-expansion="high" chart:style-name="ch2"/>
        <chart:plot-area chart:style-name="ch3" table:cell-range-address="Hárok1.D1:Hárok1.E11" svg:x="0.32cm" svg:y="0.18cm" svg:width="12.693cm" svg:height="8.64cm">
          <chartooo:coordinate-region svg:x="0.941cm" svg:y="0.419cm" svg:width="11.646cm" svg:height="7.6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E1:Hárok1.E11" chart:class="chart:scatter">
            <chart:domain table:cell-range-address="Hárok1.D1:Hárok1.D11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D</text:p>
              </table:table-cell>
              <table:table-cell office:value-type="string">
                <text:p>Stĺpec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árok1.D1:Hárok1.D11</svg:desc>
                </draw:g>
              </table:table-cell>
              <table:table-cell office:value-type="float" office:value="96.523">
                <text:p>96.523</text:p>
                <draw:g>
                  <svg:desc>Hárok1.E1:Hárok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76.069">
                <text:p>76.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6.84">
                <text:p>66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58.265">
                <text:p>58.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9.431">
                <text:p>49.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0.606">
                <text:p>40.6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0.422">
                <text:p>30.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20.802">
                <text:p>20.8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13.476">
                <text:p>13.4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.9446">
                <text:p>8.94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